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cab" officeooo:paragraph-rsid="000cfcab"/>
    </style:style>
    <style:style style:name="P2" style:family="paragraph" style:parent-style-name="Standard" style:list-style-name="L1">
      <style:text-properties officeooo:rsid="000cfcab" officeooo:paragraph-rsid="000cfcab"/>
    </style:style>
    <style:style style:name="P3" style:family="paragraph" style:parent-style-name="Standard" style:list-style-name="L1">
      <style:text-properties officeooo:rsid="000dd5f0" officeooo:paragraph-rsid="000dd5f0"/>
    </style:style>
    <style:style style:name="P4" style:family="paragraph" style:parent-style-name="Standard" style:list-style-name="L1">
      <style:text-properties officeooo:rsid="00101aad" officeooo:paragraph-rsid="00101aad"/>
    </style:style>
    <style:style style:name="T1" style:family="text">
      <style:text-properties officeooo:rsid="000dd5f0"/>
    </style:style>
    <style:style style:name="T2" style:family="text">
      <style:text-properties officeooo:rsid="00101a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seudo-code</text:span> for Checkpointing</text:p>
      <text:p text:style-name="P1"/>
      <text:p text:style-name="P1"/>
      <text:p text:style-name="P1"/>
      <text:list xml:id="list365633654" text:style-name="L1">
        <text:list-item>
          <text:p text:style-name="P2">Create a vector of states that will serve as checkpoints eg. [0, 4, 6,]</text:p>
        </text:list-item>
      </text:list>
      <text:p text:style-name="P1"/>
      <text:list xml:id="list154621494567446" text:continue-numbering="true" text:style-name="L1">
        <text:list-item>
          <text:p text:style-name="P2">Run through simulation code ‘computeTrajectory’ for all time steps i</text:p>
          <text:list>
            <text:list-item>
              <text:p text:style-name="P2">After step next step i+1 is computed, only save the state ‘q[i-1]’ if the state is in the checkpoint array</text:p>
            </text:list-item>
            <text:list-item>
              <text:p text:style-name="P2">Save q[i_final]</text:p>
            </text:list-item>
          </text:list>
        </text:list-item>
        <text:list-item>
          <text:p text:style-name="P2">Start with the Adjoint calculation going backward 1 step <text:span text:style-name="T1">from q[i_final</text:span><text:span text:style-name="T2">]</text:span></text:p>
          <text:list>
            <text:list-item>
              <text:p text:style-name="P4">Need q[i] → Load q[i_final]</text:p>
            </text:list-item>
            <text:list-item>
              <text:p text:style-name="P3">Need q[final-1]</text:p>
              <text:list>
                <text:list-item>
                  <text:p text:style-name="P3">Rerun trajectory from most recent saved step eg [6]</text:p>
                </text:list-item>
                <text:list-item>
                  <text:p text:style-name="P3">Save q[final-1]</text:p>
                </text:list-item>
              </text:list>
            </text:list-item>
            <text:list-item>
              <text:p text:style-name="P4">Compute Adjoint contribution</text:p>
            </text:list-item>
            <text:list-item>
              <text:p text:style-name="P4">Add contribution to total derivative</text:p>
              <text:p text:style-name="P4"/>
            </text:list-item>
          </text:list>
        </text:list-item>
        <text:list-item>
          <text:p text:style-name="P4">For each step going backwar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3:29:31.163180527</meta:creation-date>
    <dc:date>2021-09-16T15:46:19.940728139</dc:date>
    <meta:editing-duration>PT36M1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03" meta:character-count="585" meta:non-whitespace-character-count="507"/>
  </office:meta>
</office:document-meta>
</file>